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6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ABRIEL PEÑ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ARIA Y OBERON FUNDOS ECOLOGICOS SAC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2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EÑA CUELLAR, JOSÉ GABRI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0</text:p>
          </table:table-cell>
        </table:table-row>
        <table:table-row>
          <table:table-cell table:style-name="Tabla1.A2" office:value-type="float" office:value="0">
            <text:p text:style-name="P7">CO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8580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30T18:33:3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